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341cm"/>
    </style:style>
    <style:style style:name="co4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999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4.001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4.928cm"/>
    </style:style>
    <style:style style:name="co13" style:family="table-column">
      <style:table-column-properties fo:break-before="auto" style:column-width="5.092cm"/>
    </style:style>
    <style:style style:name="co14" style:family="table-column">
      <style:table-column-properties fo:break-before="auto" style:column-width="1.688cm"/>
    </style:style>
    <style:style style:name="co15" style:family="table-column">
      <style:table-column-properties fo:break-before="auto" style:column-width="2.369cm"/>
    </style:style>
    <style:style style:name="co16" style:family="table-column">
      <style:table-column-properties fo:break-before="auto" style:column-width="1.307cm"/>
    </style:style>
    <style:style style:name="co17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438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982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vertical-align="top"/>
      <style:text-properties style:text-position=""/>
    </style:style>
    <style:style style:name="ce2" style:family="table-cell" style:parent-style-name="Default">
      <style:table-cell-properties fo:wrap-option="wrap" style:vertical-align="top"/>
      <style:text-properties style:text-position=""/>
    </style:style>
    <style:style style:name="ce3" style:family="table-cell" style:parent-style-name="Default">
      <style:table-cell-properties style:vertical-align="top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37">
      <style:table-cell-properties style:vertical-align="top"/>
      <style:text-properties style:text-position="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style:vertical-align="top"/>
    </style:style>
  </office:automatic-styles>
  <office:body>
    <office:spreadsheet>
      <table:table table:name="Risik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s kann kein neuer Schüler erfasst werden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Die Zuordnung der Angehörigen zum Schüler wird nicht korrekt gemacht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Die Zuordnung der Adressen zum Schüler und/oder den Angehörigen wird nicht korrekt gemacht</text:p>
          </table:table-cell>
        </table:table-row>
      </table:table>
      <table:table table:name="Logische Testfälle" table:style-name="ta1"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2"/>
        <table:table-column table:style-name="co6" table:default-cell-style-name="ce1"/>
        <table:table-column table:style-name="co7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-FR01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Neuen Schüler erfassen</text:p>
          </table:table-cell>
          <table:table-cell office:value-type="string" calcext:value-type="string">
            <text:p>Neuen Schüler erfassen, der noch nicht in der Datenbank existier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FR01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bereits vorhanden</text:p>
          </table:table-cell>
          <table:table-cell office:value-type="string" calcext:value-type="string">
            <text:p>Schüler erfassen, es existiert bereits ein Schüler mit den gleichen Attributen (Name, Adresse, Geburtsdatum) in der Datenb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F-FR01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ähnlicher Schüler bereits vorhanden</text:p>
          </table:table-cell>
          <table:table-cell office:value-type="string" calcext:value-type="string">
            <text:p>Schüler erfassen, ein Schüler mit ähnlichen Attributen (gleicher Name, abweichende Adresse) ist bereits in der Datenbank vorhan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FR01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gleicher Angehöriger vorhanden</text:p>
          </table:table-cell>
          <table:table-cell office:value-type="string" calcext:value-type="string">
            <text:p>Schüler erfassen, ein Angehöriger mit gleichen Attributen (Name, Adresse) ist bereits in der Datenbank vorhand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F-FR01-05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ähnlicher Angehöriger vorhanden</text:p>
          </table:table-cell>
          <table:table-cell office:value-type="string" calcext:value-type="string">
            <text:p>Schüler erfassen, ein Angehöriger mit ähnlichen Attributen (gleicher Name, abweichende Adresse) ist bereits in der Datenbank vorhan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F-FR01-06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mehrere ähnliche Angehörige vorhanden</text:p>
          </table:table-cell>
          <table:table-cell office:value-type="string" calcext:value-type="string">
            <text:p>Schüler erfassen, mehrere Angehörige mit ähnlichen Attributen (gleicher Name, abweichende Adresse) sind bereits in der Datenbank vorhan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TF-FR01-07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Geschwister vorhanden</text:p>
          </table:table-cell>
          <table:table-cell office:value-type="string" calcext:value-type="string">
            <text:p>Schüler erfassen, mindestens ein Geschwister ist bereits in der Datenbank vorhand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TF-FR01-08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Plausibilitätsüberprüfung von Attributen</text:p>
          </table:table-cell>
          <table:table-cell office:value-type="string" calcext:value-type="string">
            <text:p>Obligatorische Attributen, Minimal-/Maximal-Längen, Formatierung (z.B. Datum)</text:p>
          </table:table-cell>
          <table:table-cell office:value-type="string" calcext:value-type="string">
            <text:p>durch Unittests abgedeck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TF-FR01-09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Konsistenz Schüler/Angehörige</text:p>
          </table:table-cell>
          <table:table-cell office:value-type="string" calcext:value-type="string">
            <text:p>Rechnungsempfänger gesetzt, vollständiger Name, vollständige Adresse</text:p>
          </table:table-cell>
          <table:table-cell office:value-type="string" calcext:value-type="string">
            <text:p>durch Unittests abgedeck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krete Testfälle" table:style-name="ta1">
        <table:table-column table:style-name="co8" table:default-cell-style-name="ce1"/>
        <table:table-column table:style-name="co3" table:default-cell-style-name="ce1"/>
        <table:table-column table:style-name="co5" table:number-columns-repeated="2" table:default-cell-style-name="ce2"/>
        <table:table-column table:style-name="co9" table:number-columns-repeated="4" table:default-cell-style-name="ce1"/>
        <table:table-column table:style-name="co3" table:number-columns-repeated="1016" table:default-cell-style-name="ce1"/>
        <table:table-row table:style-name="ro1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Mutter-Adresse wie</text:p>
          </table:table-cell>
          <table:table-cell office:value-type="string" calcext:value-type="string">
            <text:p>Vater-Adresse wie</text:p>
          </table:table-cell>
          <table:table-cell office:value-type="string" calcext:value-type="string">
            <text:p>Drittperson-Adresse wie</text:p>
          </table:table-cell>
          <table:table-cell office:value-type="string" calcext:value-type="string">
            <text:p>Rechnungsempfän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0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gleiche Adresse</text:p>
          </table:table-cell>
          <table:table-cell office:value-type="string" calcext:value-type="string">
            <text:p>Mutter (Rechnungsempfänger) gleiche Adresse wie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01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 Adresse</text:p>
          </table:table-cell>
          <table:table-cell office:value-type="string" calcext:value-type="string">
            <text:p>Mutter (Rechnungsempfänger) abweichende Adresse von Schül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01-01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<text:s/>(R-Empf.), Vater gleiche Adresse</text:p>
          </table:table-cell>
          <table:table-cell office:value-type="string" calcext:value-type="string">
            <text:p>Mutter (Rechnungsempfänger) und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01-01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gleiche Adresse</text:p>
          </table:table-cell>
          <table:table-cell office:value-type="string" calcext:value-type="string">
            <text:p>Vater (Rechnungsempfänger) gleiche Adresse wie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01-01-0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abweichende Adresse</text:p>
          </table:table-cell>
          <table:table-cell office:value-type="string" calcext:value-type="string">
            <text:p>Vater (Rechnungsempfänger) abweichende Adresse von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01-01-0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gleiche Adresse</text:p>
          </table:table-cell>
          <table:table-cell office:value-type="string" calcext:value-type="string">
            <text:p>Vater (Rechnungsempfänger) und Mut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01-01-0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gleiche Adresse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F-FR01-01-0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, Vater gleiche Adresse</text:p>
          </table:table-cell>
          <table:table-cell office:value-type="string" calcext:value-type="string">
            <text:p>Mutter (Rechnungsempfänger) abweichende Adresse von Schüler, Vater gleiche Adresse wie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01-01-0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und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F-FR01-01-1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gleiche, Vater (R-Empf.) abweichende Adresse</text:p>
          </table:table-cell>
          <table:table-cell office:value-type="string" calcext:value-type="string">
            <text:p>Vater (Rechnungsempfänger) abweichende Adresse von Schüler,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F-FR01-01-1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abweichende, Vater (R-Empf.) gleiche Adresse</text:p>
          </table:table-cell>
          <table:table-cell office:value-type="string" calcext:value-type="string">
            <text:p>Vater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01-01-1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abweichende Adresse</text:p>
          </table:table-cell>
          <table:table-cell office:value-type="string" calcext:value-type="string">
            <text:p>Vater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01-01-1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Adresse</text:p>
          </table:table-cell>
          <table:table-cell office:value-type="string" calcext:value-type="string">
            <text:p>Drittperson (Rechnungsempfänger) gleiche Adresse wie 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01-01-1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</text:p>
          </table:table-cell>
          <table:table-cell office:value-type="string" calcext:value-type="string">
            <text:p>Drittperson (Rechnungsempfänger) abweichende Adresse von Schü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01-01-1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</text:p>
          </table:table-cell>
          <table:table-cell office:value-type="string" calcext:value-type="string">
            <text:p>Drittperson (Rechnungsempfänger) und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F-FR01-01-1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 Adresse</text:p>
          </table:table-cell>
          <table:table-cell office:value-type="string" calcext:value-type="string">
            <text:p>Drittperson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01-01-1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, von Schüler abweichend</text:p>
          </table:table-cell>
          <table:table-cell office:value-type="string" calcext:value-type="string">
            <text:p>Drittperson (Rechnungsempfänger) und Mutter gleiche Adresse von Schüler abweichend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01-01-1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abweichende Adresse</text:p>
          </table:table-cell>
          <table:table-cell office:value-type="string" calcext:value-type="string">
            <text:p>Drittperson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F-FR01-01-1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, Vater abweichende/ Adresse</text:p>
          </table:table-cell>
          <table:table-cell office:value-type="string" calcext:value-type="string">
            <text:p>Drittperson (Rechnungsempfänger)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F-FR01-01-2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wie Vater, Mutter gleiche wie Schüler, Vater abweichende Adresse</text:p>
          </table:table-cell>
          <table:table-cell office:value-type="string" calcext:value-type="string">
            <text:p>Drittperson (Rechnungsempfänger) gleiche Adresse wie Vat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F-FR01-01-2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, Mutter gleiche, Vater abweichende Adresse</text:p>
          </table:table-cell>
          <table:table-cell office:value-type="string" calcext:value-type="string">
            <text:p>Drittperson (Rechnungsempfänger) abweichende Adresse von Schül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F-FR01-01-2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, Vater gleiche wie Mutter</text:p>
          </table:table-cell>
          <table:table-cell office:value-type="string" calcext:value-type="string">
            <text:p>Drittperson (Rechnungsempfänger) gleiche Adresse wie Schüler, Mut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F-FR01-01-2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Vater gleiche Adresse wie Mutter</text:p>
          </table:table-cell>
          <table:table-cell office:value-type="string" calcext:value-type="string">
            <text:p>Drittperson (Rechnungsempfänger), Mutter, Vater abweichende Adresse von Schüler, Vater und Drittperson gleiche Adresse wie Mutter</text:p>
          </table:table-cell>
          <table:table-cell table:number-columns-repeated="3"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F-FR01-01-2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Mutter, Vater abweichende Adresse, Vater gleiche Adresse wie Mutter</text:p>
          </table:table-cell>
          <table:table-cell office:value-type="string" calcext:value-type="string">
            <text:p>Drittperson (Rechnungsempfänger), Mutter, Va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F-FR01-01-2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und Vater abweichende Adresse</text:p>
          </table:table-cell>
          <table:table-cell office:value-type="string" calcext:value-type="string">
            <text:p>Drittperson (Rechnungsempfänger) gleiche Adresse wie Schüler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F-FR01-01-2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 von Schüler, Drittperson gleiche wie Mutter</text:p>
          </table:table-cell>
          <table:table-cell office:value-type="string" calcext:value-type="string">
            <text:p>Drittperson (Rechnungsempfänger), Mutter, Vater abweichende Adresse von Schüler, Drittperson gleiche wie Mut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01-01-2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</text:p>
          </table:table-cell>
          <table:table-cell office:value-type="string" calcext:value-type="string">
            <text:p>Drittperson (Rechnungsempfänger)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F-FR01-01-2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, Drittperson gleiche Adresse wie Vater</text:p>
          </table:table-cell>
          <table:table-cell office:value-type="string" calcext:value-type="string">
            <text:p>Drittperson (Rechnungsempfänger), Mutter, Vater abweichende Adresse von Schüler, Drittperson gleiche wie Vat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-FR01-01-2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gleiche Adresse</text:p>
          </table:table-cell>
          <table:table-cell office:value-type="string" calcext:value-type="string">
            <text:p>Drittperson (Rechnungsempfänger), Mutter, Vater <text:s/>gleiche Adresse wie Schüler</text:p>
          </table:table-cell>
          <table:table-cell table:number-columns-repeated="3"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F-FR01-01-3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, Mutter, Vater gleiche Adresse wie Schüler</text:p>
          </table:table-cell>
          <table:table-cell office:value-type="string" calcext:value-type="string">
            <text:p>Drittperson (Rechnungsempfänger) abweichende Adresse von Schüler, Mutter,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protokoll_2015-06-27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13" table:default-cell-style-name="ce2"/>
        <table:table-column table:style-name="co14" table:number-columns-repeated="4" table:default-cell-style-name="ce2"/>
        <table:table-column table:style-name="co15" table:default-cell-style-name="ce2"/>
        <table:table-column table:style-name="co16" table:default-cell-style-name="ce1"/>
        <table:table-column table:style-name="co17" table:default-cell-style-name="ce1"/>
        <table:table-column table:style-name="co3" table:number-columns-repeated="1013" table:default-cell-style-name="ce1"/>
        <table:table-row table:style-name="ro1">
          <table:table-cell table:style-name="ce3" office:value-type="string" calcext:value-type="string">
            <text:p>Datum: 27.06.2015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" office:value-type="string" calcext:value-type="string">
            <text:p>Version: v0.1.1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3" office:value-type="string" calcext:value-type="string">
            <text:p>Umgebung: Entwicklungsumgebung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header-rows>
          <table:table-row table:style-name="ro7">
            <table:table-cell office:value-type="string" calcext:value-type="string">
              <text:p>TF-ID</text:p>
            </table:table-cell>
            <table:table-cell office:value-type="string" calcext:value-type="string">
              <text:p>Typ</text:p>
            </table:table-cell>
            <table:table-cell office:value-type="string" calcext:value-type="string">
              <text:p>Titel</text:p>
            </table:table-cell>
            <table:table-cell office:value-type="string" calcext:value-type="string">
              <text:p>Beschreibung</text:p>
            </table:table-cell>
            <table:table-cell office:value-type="string" calcext:value-type="string">
              <text:p>Mutter-Adresse wie</text:p>
            </table:table-cell>
            <table:table-cell office:value-type="string" calcext:value-type="string">
              <text:p>Vater-Adresse wie</text:p>
            </table:table-cell>
            <table:table-cell office:value-type="string" calcext:value-type="string">
              <text:p>Drittperson-Adresse wie</text:p>
            </table:table-cell>
            <table:table-cell office:value-type="string" calcext:value-type="string">
              <text:p>Rechnungsempfänger</text:p>
            </table:table-cell>
            <table:table-cell office:value-type="string" calcext:value-type="string">
              <text:p>Bemerkungen</text:p>
            </table:table-cell>
            <table:table-cell office:value-type="string" calcext:value-type="string">
              <text:p>Status</text:p>
            </table:table-cell>
            <table:table-cell office:value-type="string" calcext:value-type="string">
              <text:p>Tester</text:p>
            </table:table-cell>
            <table:table-cell table:number-columns-repeated="1013"/>
          </table:table-row>
        </table:table-header-rows>
        <table:table-row table:style-name="ro2">
          <table:table-cell office:value-type="string" calcext:value-type="string">
            <text:p>TF-FR0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gleiche Adresse</text:p>
          </table:table-cell>
          <table:table-cell office:value-type="string" calcext:value-type="string">
            <text:p>Mutter (Rechnungsempfänger) gleiche Adresse wie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Adresse übernehme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TF-FR01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 Adresse</text:p>
          </table:table-cell>
          <table:table-cell office:value-type="string" calcext:value-type="string">
            <text:p>Mutter (Rechnungsempfänger) abweichende Adresse von Schül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Alle Attribut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TF-FR01-01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<text:s/>(R-Empf.), Vater gleiche Adresse</text:p>
          </table:table-cell>
          <table:table-cell office:value-type="string" calcext:value-type="string">
            <text:p>Mutter (Rechnungsempfänger) und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Mutter Adresse übernommen, Vater Adresse eingetipp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F-FR01-01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gleiche Adresse</text:p>
          </table:table-cell>
          <table:table-cell office:value-type="string" calcext:value-type="string">
            <text:p>Vater (Rechnungsempfänger) gleiche Adresse wie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Vater Adresse eingetipp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TF-FR01-01-0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abweichende Adresse</text:p>
          </table:table-cell>
          <table:table-cell office:value-type="string" calcext:value-type="string">
            <text:p>Vater (Rechnungsempfänger) abweichende Adresse von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TF-FR01-01-0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gleiche Adresse</text:p>
          </table:table-cell>
          <table:table-cell office:value-type="string" calcext:value-type="string">
            <text:p>Vater (Rechnungsempfänger) und Mut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0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gleiche Adresse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0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, Vater gleiche Adresse</text:p>
          </table:table-cell>
          <table:table-cell office:value-type="string" calcext:value-type="string">
            <text:p>Mutter (Rechnungsempfänger) abweichende Adresse von Schüler, Vater gleiche Adresse wie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TF-FR01-01-0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und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1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gleiche, Vater (R-Empf.) abweichende Adresse</text:p>
          </table:table-cell>
          <table:table-cell office:value-type="string" calcext:value-type="string">
            <text:p>Vater (Rechnungsempfänger) abweichende Adresse von Schüler,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1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abweichende, Vater (R-Empf.) gleiche Adresse</text:p>
          </table:table-cell>
          <table:table-cell office:value-type="string" calcext:value-type="string">
            <text:p>Vater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TF-FR01-01-1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abweichende Adresse</text:p>
          </table:table-cell>
          <table:table-cell office:value-type="string" calcext:value-type="string">
            <text:p>Vater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TF-FR01-01-1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Adresse</text:p>
          </table:table-cell>
          <table:table-cell office:value-type="string" calcext:value-type="string">
            <text:p>Drittperson (Rechnungsempfänger) gleiche Adresse wie 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1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</text:p>
          </table:table-cell>
          <table:table-cell office:value-type="string" calcext:value-type="string">
            <text:p>Drittperson (Rechnungsempfänger) abweichende Adresse von Schü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1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</text:p>
          </table:table-cell>
          <table:table-cell office:value-type="string" calcext:value-type="string">
            <text:p>Drittperson (Rechnungsempfänger) und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TF-FR01-01-1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 Adresse</text:p>
          </table:table-cell>
          <table:table-cell office:value-type="string" calcext:value-type="string">
            <text:p>Drittperson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1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, von Schüler abweichend</text:p>
          </table:table-cell>
          <table:table-cell office:value-type="string" calcext:value-type="string">
            <text:p>Drittperson (Rechnungsempfänger) und Mutter gleiche Adresse von Schüler abweichend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1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abweichende Adresse</text:p>
          </table:table-cell>
          <table:table-cell office:value-type="string" calcext:value-type="string">
            <text:p>Drittperson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TF-FR01-01-1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, Vater abweichende/ Adresse</text:p>
          </table:table-cell>
          <table:table-cell office:value-type="string" calcext:value-type="string">
            <text:p>Drittperson (Rechnungsempfänger)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TF-FR01-01-2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wie Vater, Mutter gleiche wie Schüler, Vater abweichende Adresse</text:p>
          </table:table-cell>
          <table:table-cell office:value-type="string" calcext:value-type="string">
            <text:p>Drittperson (Rechnungsempfänger) gleiche Adresse wie Vat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TF-FR01-01-2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, Mutter gleiche, Vater abweichende Adresse</text:p>
          </table:table-cell>
          <table:table-cell office:value-type="string" calcext:value-type="string">
            <text:p>Drittperson (Rechnungsempfänger) abweichende Adresse von Schül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TF-FR01-01-2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, Vater gleiche wie Mutter</text:p>
          </table:table-cell>
          <table:table-cell office:value-type="string" calcext:value-type="string">
            <text:p>Drittperson (Rechnungsempfänger) gleiche Adresse wie Schüler, Mut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TF-FR01-01-2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Vater gleiche Adresse wie Mutter</text:p>
          </table:table-cell>
          <table:table-cell office:value-type="string" calcext:value-type="string">
            <text:p>Drittperson (Rechnungsempfänger), Mutter, Vater abweichende Adresse von Schüler, Vater und Drittperson gleiche Adresse wie Mutter</text:p>
          </table:table-cell>
          <table:table-cell table:number-columns-repeated="3"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TF-FR01-01-2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Mutter, Vater abweichende Adresse, Vater gleiche Adresse wie Mutter</text:p>
          </table:table-cell>
          <table:table-cell office:value-type="string" calcext:value-type="string">
            <text:p>Drittperson (Rechnungsempfänger), Mutter, Va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TF-FR01-01-2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und Vater abweichende Adresse</text:p>
          </table:table-cell>
          <table:table-cell office:value-type="string" calcext:value-type="string">
            <text:p>Drittperson (Rechnungsempfänger) gleiche Adresse wie Schüler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TF-FR01-01-2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 von Schüler, Drittperson gleiche wie Mutter</text:p>
          </table:table-cell>
          <table:table-cell office:value-type="string" calcext:value-type="string">
            <text:p>Drittperson (Rechnungsempfänger), Mutter, Vater abweichende Adresse von Schüler, Drittperson gleiche wie Mut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2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</text:p>
          </table:table-cell>
          <table:table-cell office:value-type="string" calcext:value-type="string">
            <text:p>Drittperson (Rechnungsempfänger)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TF-FR01-01-2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, Drittperson gleiche Adresse wie Vater</text:p>
          </table:table-cell>
          <table:table-cell office:value-type="string" calcext:value-type="string">
            <text:p>Drittperson (Rechnungsempfänger), Mutter, Vater abweichende Adresse von Schüler, Drittperson gleiche wie Vat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2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gleiche Adresse</text:p>
          </table:table-cell>
          <table:table-cell office:value-type="string" calcext:value-type="string">
            <text:p>Drittperson (Rechnungsempfänger), Mutter, Vater <text:s/>gleiche Adresse wie Schüler</text:p>
          </table:table-cell>
          <table:table-cell table:number-columns-repeated="3"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TF-FR01-01-3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, Mutter, Vater gleiche Adresse wie Schüler</text:p>
          </table:table-cell>
          <table:table-cell office:value-type="string" calcext:value-type="string">
            <text:p>Drittperson (Rechnungsempfänger) abweichende Adresse von Schüler, Mutter,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center>
          <text:p>Masterarbeit</text:p>
          <text:p>Schüler Verwaltung Metzenthin</text:p>
        </style:region-center>
        <style:region-right>
          <text:p>Seite <text:page-number>1</text:page-number> von <text:page-count>99</text:page-count></text:p>
        </style:region-right>
      </style:header>
      <style:header-left style:display="false"/>
      <style:footer>
        <style:region-left>
          <text:p><text:title>???</text:title></text:p>
        </style:region-left>
        <style:region-center>
          <text:p><text:sheet-name>???</text:sheet-name></text:p>
        </style:region-center>
        <style:region-right>
          <text:p><text:date style:data-style-name="N2" text:date-value="2015-08-23">00.00.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.00.0000</text:date>, <text:time style:data-style-name="N2" text:time-value="15:09:53.1993098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47:34.233919634</meta:creation-date>
    <meta:generator>LibreOffice/4.2.8.2$Linux_X86_64 LibreOffice_project/420m0$Build-2</meta:generator>
    <dc:date>2015-08-23T15:10:37.912286807</dc:date>
    <meta:editing-duration>PT3H36M26S</meta:editing-duration>
    <meta:editing-cycles>39</meta:editing-cycles>
    <meta:document-statistic meta:table-count="4" meta:cell-count="627" meta:object-count="0"/>
  </office:meta>
</office:document-meta>
</file>